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/>
    </style:style>
    <style:style style:name="P3" style:family="paragraph">
      <style:text-properties fo:font-weight="bol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/>
    </style:style>
    <style:style style:name="T2" style:family="text">
      <style:text-properties style:text-position="sub 58%" fo:font-weight="bold"/>
    </style:style>
    <style:style style:name="T3" style:family="text">
      <style:text-properties style:text-position="super 58%" fo:font-weight="bold"/>
    </style:style>
    <style:style style:name="T4" style:family="text">
      <style:text-properties fo:font-family="Symbol" style:font-style-name="Bold" fo:font-size="18pt" fo:font-weight="bold" style:font-size-asian="18pt" style:font-size-complex="18pt"/>
    </style:style>
    <style:style style:name="T5" style:family="text">
      <style:text-properties style:text-position="super 58%" fo:font-size="18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94cm" svg:y1="2.09cm" svg:x2="3.94cm" svg:y2="18.6cm">
          <text:p text:style-name="P4"/>
        </draw:line>
        <draw:line draw:style-name="gr1" draw:text-style-name="P1" draw:layer="layout" svg:x1="18.925cm" svg:y1="18.663cm" svg:x2="3.915cm" svg:y2="18.635cm">
          <text:p text:style-name="P4"/>
        </draw:line>
        <draw:connector draw:style-name="gr2" draw:text-style-name="P1" draw:layer="layout" svg:x1="20.32cm" svg:y1="10.776cm" svg:x2="20.32cm" svg:y2="10.776cm">
          <text:p text:style-name="P4"/>
        </draw:connector>
        <draw:polyline draw:style-name="gr3" draw:text-style-name="P1" draw:layer="layout" svg:width="14.827cm" svg:height="1.975cm" svg:x="3.94cm" svg:y="3.739cm" svg:viewBox="0 0 14828 1976" draw:points="0,0 235,410 558,812 1267,1087 1987,1235 6079,1552 14828,1976">
          <text:p text:style-name="P4"/>
        </draw:polyline>
        <draw:polyline draw:style-name="gr3" draw:text-style-name="P1" draw:layer="layout" svg:width="14.786cm" svg:height="16.302cm" svg:x="4.175cm" svg:y="1.635cm" svg:viewBox="0 0 14787 16303" draw:points="0,0 5,4751 5,7573 199,12088 429,13817 975,14858 1311,15227 1893,15580 2492,15809 3268,15986 5650,16162 9001,16215 14787,16303">
          <text:p text:style-name="P4"/>
        </draw:polyline>
        <draw:line draw:style-name="gr4" draw:text-style-name="P1" draw:layer="layout" svg:x1="3.943cm" svg:y1="4.918cm" svg:x2="4.548cm" svg:y2="4.918cm">
          <text:p text:style-name="P4"/>
        </draw:line>
        <draw:line draw:style-name="gr4" draw:text-style-name="P1" draw:layer="layout" svg:x1="3.944cm" svg:y1="6.908cm" svg:x2="4.549cm" svg:y2="6.908cm">
          <text:p text:style-name="P4"/>
        </draw:line>
        <draw:line draw:style-name="gr4" draw:text-style-name="P1" draw:layer="layout" svg:x1="3.945cm" svg:y1="8.908cm" svg:x2="4.55cm" svg:y2="8.908cm">
          <text:p text:style-name="P4"/>
        </draw:line>
        <draw:line draw:style-name="gr4" draw:text-style-name="P1" draw:layer="layout" svg:x1="3.946cm" svg:y1="10.908cm" svg:x2="4.551cm" svg:y2="10.908cm">
          <text:p text:style-name="P4"/>
        </draw:line>
        <draw:line draw:style-name="gr4" draw:text-style-name="P1" draw:layer="layout" svg:x1="3.947cm" svg:y1="12.89cm" svg:x2="4.552cm" svg:y2="12.89cm">
          <text:p text:style-name="P4"/>
        </draw:line>
        <draw:line draw:style-name="gr4" draw:text-style-name="P1" draw:layer="layout" svg:x1="3.948cm" svg:y1="14.862cm" svg:x2="4.553cm" svg:y2="14.862cm">
          <text:p text:style-name="P4"/>
        </draw:line>
        <draw:line draw:style-name="gr4" draw:text-style-name="P1" draw:layer="layout" svg:x1="3.949cm" svg:y1="16.826cm" svg:x2="4.554cm" svg:y2="16.826cm">
          <text:p text:style-name="P4"/>
        </draw:line>
        <draw:line draw:style-name="gr5" draw:text-style-name="P1" draw:layer="layout" svg:x1="6.936cm" svg:y1="18.274cm" svg:x2="6.936cm" svg:y2="18.705cm">
          <text:p text:style-name="P4"/>
        </draw:line>
        <draw:line draw:style-name="gr5" draw:text-style-name="P1" draw:layer="layout" svg:x1="9.964cm" svg:y1="18.275cm" svg:x2="9.964cm" svg:y2="18.706cm">
          <text:p text:style-name="P4"/>
        </draw:line>
        <draw:line draw:style-name="gr5" draw:text-style-name="P1" draw:layer="layout" svg:x1="12.964cm" svg:y1="18.276cm" svg:x2="12.964cm" svg:y2="18.707cm">
          <text:p text:style-name="P4"/>
        </draw:line>
        <draw:line draw:style-name="gr5" draw:text-style-name="P1" draw:layer="layout" svg:x1="16cm" svg:y1="18.277cm" svg:x2="16cm" svg:y2="18.708cm">
          <text:p text:style-name="P4"/>
        </draw:line>
        <draw:line draw:style-name="gr5" draw:text-style-name="P1" draw:layer="layout" svg:x1="18.964cm" svg:y1="18.277cm" svg:x2="18.964cm" svg:y2="18.708cm">
          <text:p text:style-name="P4"/>
        </draw:line>
        <draw:line draw:style-name="gr6" draw:text-style-name="P1" draw:layer="layout" svg:x1="7.267cm" svg:y1="3.739cm" svg:x2="4.475cm" svg:y2="3.74cm">
          <text:p text:style-name="P4"/>
        </draw:line>
        <draw:line draw:style-name="gr6" draw:text-style-name="P1" draw:layer="layout" svg:x1="5.245cm" svg:y1="2.605cm" svg:x2="4.175cm" svg:y2="1.635cm">
          <text:p text:style-name="P4"/>
        </draw:line>
        <draw:frame draw:style-name="gr7" draw:text-style-name="P3" draw:layer="layout" svg:width="2.192cm" svg:height="1.064cm" svg:x="5.25cm" svg:y="2.018cm">
          <draw:text-box>
            <text:p text:style-name="P2"><text:span text:style-name="T1">390.5</text:span></text:p>
          </draw:text-box>
        </draw:frame>
        <draw:frame draw:style-name="gr7" draw:text-style-name="P3" draw:layer="layout" svg:width="2.196cm" svg:height="1.064cm" svg:x="7.08cm" svg:y="3.16cm">
          <draw:text-box>
            <text:p text:style-name="P2"><text:span text:style-name="T1">149.8</text:span></text:p>
          </draw:text-box>
        </draw:frame>
        <draw:frame draw:style-name="gr7" draw:text-style-name="P3" draw:layer="layout" svg:width="2.649cm" svg:height="1.064cm" svg:x="17.05cm" svg:y="4.571cm">
          <draw:text-box>
            <text:p text:style-name="P2"><text:span text:style-name="T1">KCl (a)</text:span></text:p>
          </draw:text-box>
        </draw:frame>
        <draw:frame draw:style-name="gr7" draw:text-style-name="P3" draw:layer="layout" svg:width="4.622cm" svg:height="1.273cm" svg:x="14.451cm" svg:y="16.771cm">
          <draw:text-box>
            <text:p text:style-name="P2"><text:span text:style-name="T1">CH</text:span><text:span text:style-name="T2">3</text:span><text:span text:style-name="T1">COOH (b)</text:span></text:p>
          </draw:text-box>
        </draw:frame>
        <draw:frame draw:style-name="gr7" draw:text-style-name="P3" draw:layer="layout" svg:width="1.658cm" svg:height="1.064cm" svg:x="2.224cm" svg:y="4.495cm">
          <draw:text-box>
            <text:p text:style-name="P4"><text:span text:style-name="T1">140</text:span></text:p>
          </draw:text-box>
        </draw:frame>
        <draw:frame draw:style-name="gr7" draw:text-style-name="P3" draw:layer="layout" svg:width="1.662cm" svg:height="1.064cm" svg:x="2.22cm" svg:y="6.395cm">
          <draw:text-box>
            <text:p text:style-name="P4"><text:span text:style-name="T1">120</text:span></text:p>
          </draw:text-box>
        </draw:frame>
        <draw:frame draw:style-name="gr7" draw:text-style-name="P3" draw:layer="layout" svg:width="1.654cm" svg:height="1.064cm" svg:x="2.228cm" svg:y="8.395cm">
          <draw:text-box>
            <text:p text:style-name="P4"><text:span text:style-name="T1">100</text:span></text:p>
          </draw:text-box>
        </draw:frame>
        <draw:frame draw:style-name="gr7" draw:text-style-name="P3" draw:layer="layout" svg:width="1.303cm" svg:height="1.064cm" svg:x="2.579cm" svg:y="10.395cm">
          <draw:text-box>
            <text:p text:style-name="P4"><text:span text:style-name="T1">80</text:span></text:p>
          </draw:text-box>
        </draw:frame>
        <draw:frame draw:style-name="gr7" draw:text-style-name="P3" draw:layer="layout" svg:width="1.303cm" svg:height="1.064cm" svg:x="2.579cm" svg:y="12.295cm">
          <draw:text-box>
            <text:p text:style-name="P4"><text:span text:style-name="T1">60</text:span></text:p>
          </draw:text-box>
        </draw:frame>
        <draw:frame draw:style-name="gr7" draw:text-style-name="P3" draw:layer="layout" svg:width="1.303cm" svg:height="1.064cm" svg:x="2.579cm" svg:y="14.295cm">
          <draw:text-box>
            <text:p text:style-name="P4"><text:span text:style-name="T1">40</text:span></text:p>
          </draw:text-box>
        </draw:frame>
        <draw:frame draw:style-name="gr7" draw:text-style-name="P3" draw:layer="layout" svg:width="1.307cm" svg:height="1.064cm" svg:x="2.575cm" svg:y="16.295cm">
          <draw:text-box>
            <text:p text:style-name="P4"><text:span text:style-name="T1">20</text:span></text:p>
          </draw:text-box>
        </draw:frame>
        <draw:frame draw:style-name="gr7" draw:text-style-name="P3" draw:layer="layout" svg:width="0.951cm" svg:height="1.064cm" svg:x="2.931cm" svg:y="18.095cm">
          <draw:text-box>
            <text:p text:style-name="P4"><text:span text:style-name="T1">0</text:span></text:p>
          </draw:text-box>
        </draw:frame>
        <draw:frame draw:style-name="gr7" draw:text-style-name="P3" draw:layer="layout" svg:width="0.951cm" svg:height="1.064cm" svg:x="3.525cm" svg:y="18.695cm">
          <draw:text-box>
            <text:p text:style-name="P4"><text:span text:style-name="T1">0</text:span></text:p>
          </draw:text-box>
        </draw:frame>
        <draw:frame draw:style-name="gr7" draw:text-style-name="P3" draw:layer="layout" svg:width="1.832cm" svg:height="1.064cm" svg:x="6.126cm" svg:y="18.695cm">
          <draw:text-box>
            <text:p text:style-name="P4"><text:span text:style-name="T1">0.02</text:span></text:p>
          </draw:text-box>
        </draw:frame>
        <draw:frame draw:style-name="gr7" draw:text-style-name="P3" draw:layer="layout" svg:width="1.827cm" svg:height="1.064cm" svg:x="9.126cm" svg:y="18.695cm">
          <draw:text-box>
            <text:p text:style-name="P4"><text:span text:style-name="T1">0.04</text:span></text:p>
          </draw:text-box>
        </draw:frame>
        <draw:frame draw:style-name="gr7" draw:text-style-name="P3" draw:layer="layout" svg:width="1.827cm" svg:height="1.064cm" svg:x="12.127cm" svg:y="18.695cm">
          <draw:text-box>
            <text:p text:style-name="P4"><text:span text:style-name="T1">0.06</text:span></text:p>
          </draw:text-box>
        </draw:frame>
        <draw:frame draw:style-name="gr7" draw:text-style-name="P3" draw:layer="layout" svg:width="1.827cm" svg:height="1.064cm" svg:x="15.228cm" svg:y="18.695cm">
          <draw:text-box>
            <text:p text:style-name="P4"><text:span text:style-name="T1">0.08</text:span></text:p>
          </draw:text-box>
        </draw:frame>
        <draw:frame draw:style-name="gr7" draw:text-style-name="P3" draw:layer="layout" svg:width="1.832cm" svg:height="1.064cm" svg:x="18.229cm" svg:y="18.695cm">
          <draw:text-box>
            <text:p text:style-name="P4"><text:span text:style-name="T1">0.10</text:span></text:p>
          </draw:text-box>
        </draw:frame>
        <draw:frame draw:style-name="gr7" draw:text-style-name="P3" draw:layer="layout" svg:width="3.58cm" svg:height="1.088cm" svg:x="9.69cm" svg:y="19.65cm">
          <draw:text-box>
            <text:p text:style-name="P2"><text:span text:style-name="T1">c (mol L</text:span><text:span text:style-name="T3">-1</text:span><text:span text:style-name="T1">)</text:span></text:p>
          </draw:text-box>
        </draw:frame>
        <draw:frame draw:style-name="gr7" draw:text-style-name="P3" draw:layer="layout" svg:width="5.367cm" svg:height="1.34cm" draw:transform="rotate (1.58598069128695) translate (1.363cm 12.892cm)">
          <draw:text-box>
            <text:p text:style-name="P2"><text:span text:style-name="T4">L</text:span><text:span text:style-name="T2">m</text:span><text:span text:style-name="T1"> (S cm</text:span><text:span text:style-name="T5">2</text:span><text:span text:style-name="T1"> mol</text:span><text:span text:style-name="T3">-1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Jussi Eloranta</meta:initial-creator>
    <meta:creation-date>2007-10-07T16:13:52</meta:creation-date>
    <dc:creator>Jussi Eloranta</dc:creator>
    <dc:date>2007-10-07T16:47:51</dc:date>
    <dc:language>en-US</dc:language>
    <meta:editing-cycles>16</meta:editing-cycles>
    <meta:editing-duration>PT34M1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